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1300000061D340377C3E0145F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Encabezado" style:master-page-name="">
      <loext:graphic-properties draw:fill="none"/>
      <style:paragraph-properties fo:margin-left="0in" fo:margin-right="0.1866in" fo:margin-top="0in" fo:margin-bottom="0in" loext:contextual-spacing="false" fo:line-height="100%" fo:text-align="end" style:justify-single-word="false" fo:hyphenation-ladder-count="no-limit" fo:text-indent="0in" style:auto-text-indent="false" style:page-number="auto" fo:background-color="transparent">
        <style:tab-stops/>
      </style:paragraph-properties>
      <style:text-properties officeooo:paragraph-rsid="00104fb5" fo:hyphenate="false"/>
    </style:style>
    <style:style style:name="P2" style:family="paragraph" style:parent-style-name="Encabezado">
      <style:paragraph-properties>
        <style:tab-stops/>
      </style:paragraph-properties>
      <style:text-properties fo:text-transform="uppercase" fo:font-size="9pt" style:font-size-asian="9pt"/>
    </style:style>
    <style:style style:name="P3" style:family="paragraph" style:parent-style-name="Encabezado">
      <style:paragraph-properties fo:text-align="end" style:justify-single-word="false">
        <style:tab-stops/>
      </style:paragraph-properties>
      <style:text-properties fo:text-transform="uppercase" fo:font-size="9pt" style:font-size-asian="9pt"/>
    </style:style>
    <style:style style:name="P4" style:family="paragraph" style:parent-style-name="Pie_20_de_20_página">
      <style:paragraph-properties>
        <style:tab-stops/>
      </style:paragraph-properties>
      <style:text-properties fo:text-transform="uppercase" fo:font-size="9pt" fo:language="es" fo:country="ES" officeooo:rsid="00104fb5" officeooo:paragraph-rsid="00104fb5" style:font-size-asian="9pt" style:font-size-complex="9pt"/>
    </style:style>
    <style:style style:name="P5" style:family="paragraph" style:parent-style-name="Pie_20_de_20_página">
      <style:paragraph-properties fo:text-align="end" style:justify-single-word="false">
        <style:tab-stops/>
      </style:paragraph-properties>
    </style:style>
    <style:style style:name="P6" style:family="paragraph" style:parent-style-name="Normal">
      <style:paragraph-properties fo:break-before="page"/>
    </style:style>
    <style:style style:name="P7" style:family="paragraph" style:parent-style-name="Sin_20_espaciado">
      <style:paragraph-properties fo:text-align="end" style:justify-single-word="false"/>
    </style:style>
    <style:style style:name="P8" style:family="paragraph" style:parent-style-name="Sin_20_espaciado">
      <style:paragraph-properties fo:text-align="end" style:justify-single-word="false"/>
      <style:text-properties officeooo:paragraph-rsid="00104fb5"/>
    </style:style>
    <style:style style:name="P9" style:family="paragraph" style:parent-style-name="Sin_20_espaciado">
      <style:text-properties officeooo:paragraph-rsid="00143305"/>
    </style:style>
    <style:style style:name="P10" style:family="paragraph" style:parent-style-name="Normal">
      <style:paragraph-properties fo:margin-left="0.3752in" fo:margin-right="0.3752in" fo:text-indent="0in" style:auto-text-indent="false">
        <style:tab-stops/>
      </style:paragraph-properties>
    </style:style>
    <style:style style:name="P11" style:family="paragraph" style:parent-style-name="Normal">
      <style:text-properties fo:language="es" fo:country="ES"/>
    </style:style>
    <style:style style:name="P12" style:family="paragraph" style:parent-style-name="Normal">
      <style:paragraph-properties fo:margin-left="0in" fo:margin-right="0in" fo:text-indent="0.25in" style:auto-text-indent="false"/>
      <style:text-properties fo:language="es" fo:country="ES"/>
    </style:style>
    <style:style style:name="P13" style:family="paragraph" style:parent-style-name="Sin_20_espaciado" style:master-page-name="MPF0">
      <style:paragraph-properties style:page-number="auto" fo:break-before="page"/>
    </style:style>
    <style:style style:name="P14" style:family="paragraph" style:parent-style-name="Normal">
      <loext:graphic-properties draw:fill="none"/>
      <style:paragraph-properties fo:margin-left="0in" fo:margin-right="0in" fo:hyphenation-ladder-count="no-limit" fo:text-indent="0in" style:auto-text-indent="false" fo:background-color="transparent"/>
      <style:text-properties fo:language="es" fo:country="ES" fo:font-weight="bold" style:font-weight-asian="bold" style:font-weight-complex="bold" fo:hyphenate="false"/>
    </style:style>
    <style:style style:name="P15" style:family="paragraph" style:parent-style-name="Normal">
      <loext:graphic-properties draw:fill="none"/>
      <style:paragraph-properties fo:margin-left="0in" fo:margin-right="0in" fo:hyphenation-ladder-count="no-limit" fo:text-indent="0in" style:auto-text-indent="false" fo:background-color="transparent"/>
      <style:text-properties fo:language="es" fo:country="ES" fo:font-weight="bold" officeooo:paragraph-rsid="0015cc34" style:font-weight-asian="bold" style:font-weight-complex="bold" fo:hyphenate="false"/>
    </style:style>
    <style:style style:name="P16" style:family="paragraph" style:parent-style-name="Normal">
      <loext:graphic-properties draw:fill="none"/>
      <style:paragraph-properties fo:margin-left="0in" fo:margin-right="0in" fo:hyphenation-ladder-count="no-limit" fo:text-indent="0in" style:auto-text-indent="false" fo:background-color="transparent"/>
      <style:text-properties fo:language="es" fo:country="ES" fo:font-weight="normal" style:font-weight-asian="normal" style:font-weight-complex="normal" fo:hyphenate="false"/>
    </style:style>
    <style:style style:name="P17" style:family="paragraph" style:parent-style-name="Normal">
      <loext:graphic-properties draw:fill="none"/>
      <style:paragraph-properties fo:margin-left="0in" fo:margin-right="0in" fo:hyphenation-ladder-count="no-limit" fo:text-indent="0in" style:auto-text-indent="false" fo:background-color="transparent"/>
      <style:text-properties fo:language="es" fo:country="ES" fo:font-weight="normal" officeooo:paragraph-rsid="0015cc34" style:font-weight-asian="normal" style:font-weight-complex="normal" fo:hyphenate="false"/>
    </style:style>
    <style:style style:name="P18" style:family="paragraph" style:parent-style-name="Normal">
      <loext:graphic-properties draw:fill="none"/>
      <style:paragraph-properties fo:margin-left="0in" fo:margin-right="0in" fo:hyphenation-ladder-count="no-limit" fo:text-indent="0in" style:auto-text-indent="false" fo:background-color="transparent"/>
      <style:text-properties fo:language="es" fo:country="ES" fo:font-weight="normal" officeooo:rsid="0015cc34" officeooo:paragraph-rsid="0015cc34" style:font-weight-asian="normal" style:font-weight-complex="normal" fo:hyphenate="false"/>
    </style:style>
    <style:style style:name="P19" style:family="paragraph" style:parent-style-name="Normal" style:master-page-name="">
      <loext:graphic-properties draw:fill="none"/>
      <style:paragraph-properties fo:margin-left="0in" fo:margin-right="0in" fo:hyphenation-ladder-count="no-limit" fo:text-indent="0in" style:auto-text-indent="false" style:page-number="auto" fo:background-color="transparent"/>
      <style:text-properties fo:language="es" fo:country="ES" fo:font-weight="bold" style:font-weight-asian="bold" style:font-weight-complex="bold" fo:hyphenate="false"/>
    </style:style>
    <style:style style:name="P20" style:family="paragraph" style:parent-style-name="Título_20_2" style:list-style-name="L1">
      <style:text-properties fo:language="es" fo:country="ES"/>
    </style:style>
    <style:style style:name="P21" style:family="paragraph" style:parent-style-name="Título_20_1">
      <style:paragraph-properties fo:margin-left="0.25in" fo:margin-right="0in" fo:text-indent="0in" style:auto-text-indent="false">
        <style:tab-stops/>
      </style:paragraph-properties>
      <style:text-properties fo:language="es" fo:country="ES"/>
    </style:style>
    <style:style style:name="P22" style:family="paragraph" style:parent-style-name="Título_20_1" style:list-style-name="L1">
      <style:paragraph-properties fo:break-before="page"/>
      <style:text-properties fo:language="es" fo:country="ES" fo:font-weight="bold" officeooo:rsid="0015cc34" officeooo:paragraph-rsid="0015cc34" style:font-weight-asian="bold" style:font-weight-complex="bold"/>
    </style:style>
    <style:style style:name="P23" style:family="paragraph" style:parent-style-name="Párrafo_20_de_20_lista">
      <style:paragraph-properties fo:margin-left="0in" fo:margin-right="0in" fo:text-indent="0in" style:auto-text-indent="false"/>
      <style:text-properties fo:language="es" fo:country="ES"/>
    </style:style>
    <style:style style:name="P24" style:family="paragraph" style:parent-style-name="Título_20_TDC">
      <style:paragraph-properties fo:margin-left="0.3752in" fo:margin-right="0.3752in" fo:text-align="center" style:justify-single-word="false" fo:text-indent="0in" style:auto-text-indent="false">
        <style:tab-stops/>
      </style:paragraph-properties>
    </style:style>
    <style:style style:name="P25" style:family="paragraph" style:parent-style-name="Título_20_TDC">
      <style:paragraph-properties fo:margin-left="0.3752in" fo:margin-right="0.3752in" fo:text-align="center" style:justify-single-word="false" fo:text-indent="0in" style:auto-text-indent="false">
        <style:tab-stops/>
      </style:paragraph-properties>
      <style:text-properties fo:language="es" fo:country="ES"/>
    </style:style>
    <style:style style:name="P26" style:family="paragraph" style:parent-style-name="Título_20_TDC">
      <style:paragraph-properties fo:margin-left="0.3752in" fo:margin-right="0.3752in" fo:text-align="center" style:justify-single-word="false" fo:text-indent="0in" style:auto-text-indent="false">
        <style:tab-stops/>
      </style:paragraph-properties>
      <style:text-properties fo:font-size="20pt" fo:language="es" fo:country="ES" fo:font-weight="bold" style:font-size-asian="20pt" style:font-weight-asian="bold"/>
    </style:style>
    <style:style style:name="P27" style:family="paragraph">
      <loext:graphic-properties draw:fill="solid" draw:fill-color="#44546a" draw:opacity="100%"/>
    </style:style>
    <style:style style:name="P28" style:family="paragraph">
      <style:paragraph-properties fo:text-align="end" style:writing-mode="lr-tb"/>
    </style:style>
    <style:style style:name="P29" style:family="paragraph">
      <loext:graphic-properties draw:fill="solid" draw:fill-color="#5b9bd5" draw:opacity="100%"/>
      <style:paragraph-properties style:writing-mode="lr-tb" style:font-independent-line-spacing="true"/>
    </style:style>
    <style:style style:name="P30" style:family="paragraph">
      <loext:graphic-properties draw:fill="solid" draw:fill-color="#44546a" draw:opacity="20%"/>
    </style:style>
    <style:style style:name="T1" style:family="text">
      <style:text-properties fo:color="#5b9bd5" fo:font-size="12pt" fo:language="es" fo:country="ES" officeooo:rsid="00104fb5" style:font-size-asian="12pt" style:font-size-complex="12pt"/>
    </style:style>
    <style:style style:name="T2" style:family="text">
      <style:text-properties fo:color="#5b9bd5" fo:font-size="18pt" fo:language="es" fo:country="ES" officeooo:rsid="00104fb5" style:font-size-asian="18pt"/>
    </style:style>
    <style:style style:name="T3" style:family="text">
      <style:text-properties fo:color="#5b9bd5" fo:font-size="18pt" fo:language="es" fo:country="ES" style:font-size-asian="18pt" style:font-size-complex="13pt"/>
    </style:style>
    <style:style style:name="T4" style:family="text">
      <style:text-properties fo:color="#5b9bd5" fo:font-size="18pt" fo:language="es" fo:country="ES" officeooo:rsid="00104fb5" style:font-size-asian="18pt" style:font-size-complex="13pt"/>
    </style:style>
    <style:style style:name="T5" style:family="text">
      <style:text-properties fo:text-transform="uppercase" fo:font-size="9pt" fo:language="es" fo:country="ES" style:font-size-asian="9pt" style:font-size-complex="9pt"/>
    </style:style>
    <style:style style:name="T6" style:family="text">
      <style:text-properties fo:text-transform="uppercase" fo:color="#595959" fo:font-size="10pt" style:font-size-asian="10pt" style:font-size-complex="10pt"/>
    </style:style>
    <style:style style:name="T7" style:family="text">
      <style:text-properties fo:color="#262626" style:font-name="Calibri Light" fo:font-size="44pt" fo:language="es" fo:country="ES" fo:font-weight="bold" officeooo:rsid="00104fb5" style:font-size-asian="44pt" style:font-weight-asian="bold" style:font-size-complex="44pt"/>
    </style:style>
    <style:style style:name="T8" style:family="text">
      <style:text-properties fo:font-weight="normal" style:font-weight-asian="normal" style:font-weight-complex="normal"/>
    </style:style>
    <style:style style:name="T9" style:family="text">
      <style:text-properties officeooo:rsid="0015cc34"/>
    </style:style>
    <style:style style:name="T10"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ge" style:horizontal-pos="right" style:horizontal-rel="page-content" fo:background-color="transparent" draw:fill="none" draw:fill-color="#ffffff" fo:padding="0in" fo:border="none" style:writing-mode="lr-tb" draw:textarea-vertical-align="bottom"/>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svg:stroke-opacity="100%" draw:stroke-linejoin="round" svg:stroke-linecap="butt" draw:fill="solid" draw:fill-color="#44546a" draw:opacity="100%" fo:min-height="0in" fo:min-width="0in" fo:padding-top="-0.0067in" fo:padding-bottom="-0.0067in" fo:padding-left="-0.0067in" fo:padding-right="-0.0067in" style:run-through="background"/>
    </style:style>
    <style:style style:name="gr6" style:family="graphic">
      <style:graphic-properties draw:stroke="solid" svg:stroke-width="0in" svg:stroke-color="#44546a" svg:stroke-opacity="20%" draw:stroke-linejoin="round" svg:stroke-linecap="butt" draw:fill="solid" draw:fill-color="#44546a" draw:opacity="20%" fo:min-height="0in" fo:min-width="0in" fo:padding-top="-0.0067in" fo:padding-bottom="-0.0067in" fo:padding-left="-0.0067in" fo:padding-right="-0.0067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g text:anchor-type="paragraph" draw:z-index="3" draw:name="Grupo 2" draw:style-name="gr1"><draw:custom-shape draw:name="Rectángulo 3" draw:style-name="gr2" draw:text-style-name="P27" svg:width="0.213in" svg:height="10.4421in" svg:x="0.3402in" svg:y="0.2756in"><text:p/><draw:enhanced-geometry svg:viewBox="0 0 21600 21600" draw:type="non-primitive" draw:enhanced-path="M 0 0 L 21600 0 21600 21600 0 21600 Z N"/></draw:custom-shape><draw:custom-shape draw:name="Pentágono 4" draw:style-name="gr3" draw:text-style-name="P29" svg:width="3.2335in" svg:height="0.6315in" svg:x="0.3402in" svg:y="2.1122in"><text:p text:style-name="P28"><text:span text:style-name="T10"><text:s text:c="4"/></text:span><text:span text:style-name="T10"><text:s text:c="4"/></text:span><text:span text:style-name="T10"><text:s text:c="4"/></text:span><text:span text:style-name="T10">A</text:span><text:span text:style-name="T10">p</text:span><text:span text:style-name="T10">r</text:span><text:span text:style-name="T10">e</text:span><text:span text:style-name="T10">n</text:span><text:span text:style-name="T10">d</text:span><text:span text:style-name="T10">iz</text:span><text:span text:style-name="T10">a</text:span><text:span text:style-name="T10">j</text:span><text:span text:style-name="T10">e </text:span><text:span text:style-name="T10">A</text:span><text:span text:style-name="T10">u</text:span><text:span text:style-name="T10">t</text:span><text:span text:style-name="T10">o</text:span><text:span text:style-name="T10">m</text:span><text:span text:style-name="T10">á</text:span><text:span text:style-name="T10">ti</text:span><text:span text:style-name="T10">c</text:span><text:span text:style-name="T10">o</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style-name="gr4"><draw:g draw:name="Grupo 6" draw:style-name="gr4"><draw:custom-shape draw:name="Forma libre 20" draw:style-name="gr5" draw:text-style-name="P27" svg:width="0.3335in" svg:height="1.2571in" svg:x="0.9213in" svg:y="8.7012in"><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21" draw:style-name="gr5" draw:text-style-name="P27" svg:width="0.3177in" svg:height="0.7689in" svg:x="1.2713in" svg:y="9.9417in"><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a libre 22" draw:style-name="gr5" draw:text-style-name="P27" svg:width="0.3831in" svg:height="3.635in" svg:x="0.5276in" svg:y="5.0921in"><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a libre 23" draw:style-name="gr5" draw:text-style-name="P27" svg:width="0.1232in" svg:height="2.4406in" svg:x="0.872in" svg:y="6.261in"><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a libre 24" draw:style-name="gr5" draw:text-style-name="P27" svg:width="0.4213in" svg:height="1.7976in" svg:x="0.9102in" svg:y="8.7272in"><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a libre 25" draw:style-name="gr5" draw:text-style-name="P27" svg:width="0.0898in" svg:height="0.1976in" svg:x="1.3535in" svg:y="10.513in"><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26" draw:style-name="gr5" draw:text-style-name="P27" svg:width="0.0413in" svg:height="0.2657in" svg:x="0.8965in" svg:y="8.5874in"><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27" draw:style-name="gr5" draw:text-style-name="P27" svg:width="1.0776in" svg:height="2.1894in" svg:x="1.2547in" svg:y="7.7535in"><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a libre 28" draw:style-name="gr5" draw:text-style-name="P27" svg:width="0.098in" svg:height="0.5543in" svg:x="1.2547in" svg:y="9.9591in"><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a libre 29" draw:style-name="gr5" draw:text-style-name="P27" svg:width="0.0843in" svg:height="0.1858in" svg:x="1.3311in" svg:y="10.5248in"><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30" draw:style-name="gr5" draw:text-style-name="P27" svg:width="0.0189in" svg:height="0.1197in" svg:x="1.2547in" svg:y="9.8929in"><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a libre 31" draw:style-name="gr5" draw:text-style-name="P27" svg:width="0.1232in" svg:height="0.337in" svg:x="1.2957in" svg:y="10.3728in"><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style-name="gr4"><draw:custom-shape draw:name="Forma libre 8" draw:style-name="gr6" draw:text-style-name="P30" svg:width="0.5106in" svg:height="1.9205in" svg:x="0.5213in" svg:y="7.6508in"><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9" draw:style-name="gr6" draw:text-style-name="P30" svg:width="0.4815in" svg:height="1.174in" svg:x="1.0602in" svg:y="9.5366in"><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a libre 10" draw:style-name="gr6" draw:text-style-name="P30" svg:width="0.0815in" svg:height="0.5161in" svg:x="0.4236in" svg:y="7.1685in"><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a libre 12" draw:style-name="gr6" draw:text-style-name="P30" svg:width="0.6453in" svg:height="2.7441in" svg:x="0.5047in" svg:y="7.6846in"><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a libre 13" draw:style-name="gr6" draw:text-style-name="P30" svg:width="0.1343in" svg:height="0.3031in" svg:x="1.1831in" svg:y="10.4075in"><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14" draw:style-name="gr6" draw:text-style-name="P30" svg:width="0.0614in" svg:height="0.4059in" svg:x="0.4886in" svg:y="7.4756in"><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15" draw:style-name="gr6" draw:text-style-name="P30" svg:width="1.6421in" svg:height="3.337in" svg:x="1.0319in" svg:y="6.1992in"><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a libre 16" draw:style-name="gr6" draw:text-style-name="P30" svg:width="0.1512in" svg:height="0.8362in" svg:x="1.0319in" svg:y="9.5713in"><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a libre 17" draw:style-name="gr6" draw:text-style-name="P30" svg:width="0.1268in" svg:height="0.2815in" svg:x="1.1504in" svg:y="10.4283in"><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18" draw:style-name="gr6" draw:text-style-name="P30" svg:width="0.0287in" svg:height="0.1835in" svg:x="1.0319in" svg:y="9.4654in"><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a libre 19" draw:style-name="gr6" draw:text-style-name="P30" svg:width="0.1878in" svg:height="0.5161in" svg:x="1.0929in" svg:y="10.1937in"><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Cuadro de texto 1" text:anchor-type="paragraph" svg:x="2.7681in" svg:y="1.3673in" svg:width="3.822in" style:rel-width="scale" svg:height="2.8209in" style:rel-height="scale" draw:z-index="4"><draw:text-box><text:p text:style-name="P9"><text:span text:style-name="Fuente_20_de_20_párrafo_20_predeter."><text:span text:style-name="T7">Tutorial 1: Plataforma Pac-Man</text:span></text:span></text:p></draw:text-box></draw:frame><draw:frame draw:style-name="fr2" draw:name="Cuadro de texto 32" text:anchor-type="paragraph" svg:y="8.7965in" svg:width="4in" style:rel-width="scale" svg:height="0.6811in" style:rel-height="scale" draw:z-index="5"><draw:text-box><text:p text:style-name="P7"><text:span text:style-name="Fuente_20_de_20_párrafo_20_predeter."><text:span text:style-name="T3">Carlos Dumont – 100074907</text:span></text:span></text:p><text:p text:style-name="P8"><text:span text:style-name="Fuente_20_de_20_párrafo_20_predeter."><text:span text:style-name="T4">Luis Monge - </text:span></text:span></text:p><text:p text:style-name="P7"><text:span text:style-name="Fuente_20_de_20_párrafo_20_predeter."><text:span text:style-name="T6"><text:s text:c="5"/></text:span></text:span></text:p></draw:text-box></draw:frame></text:p>
      <text:p text:style-name="P6"/>
      <text:p text:style-name="P24"/>
      <text:p text:style-name="P25"/>
      <text:p text:style-name="P26">Índice</text:p>
      <text:p text:style-name="P11"/>
      <text:p text:style-name="P11"/>
      <text:table-of-content text:style-name="Sect1" text:name="_TOC0">
        <text:table-of-content-source text:outline-level="3" text:use-index-marks="false">
          <text:index-title-template text:style-name="Contents_20_Heading">Table of Conten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index-body>
      </text:table-of-content>
      <text:p text:style-name="P10"/>
      <text:h text:style-name="P21" text:outline-level="1"/>
      <text:p text:style-name="P11"/>
      <text:list xml:id="list3210133582" text:style-name="L1">
        <text:list-item>
          <text:p text:style-name="P22"><text:s/><text:bookmark-start text:name="_Toc532246981"/><text:bookmark-start text:name="_Toc532247425"/><text:bookmark-start text:name="_Toc532844881"/><text:bookmark-start text:name="_Toc532853031"/>E<text:bookmark-end text:name="_Toc532246981"/><text:bookmark-end text:name="_Toc532247425"/><text:bookmark-end text:name="_Toc532844881"/><text:bookmark-end text:name="_Toc532853031"/>jercicios</text:p>
        </text:list-item>
      </text:list>
      <text:p text:style-name="P11"/>
      <text:p text:style-name="P19">Se pide contestar razonadamente a cada una de las preguntas que se formulan en estos ejercicios. Para realizarlos se recomienda que primero se explore el comportamiento de Pac-Man probando diferentes argumentos y mirandolos ficheros y el código del juego (consultar descripción de los ficheros importantes en el Anexo).</text:p>
      <text:p text:style-name="P14">1. ¿Qué información se muestra en la interfaz? ¿Y en la terminal? ¿Cuál es la posición que ocupa Pac-Maninicialmente?</text:p>
      <text:p text:style-name="P16">- <text:span text:style-name="T9">La interfaz muestra el mapa, Pac-Man, los fantasmas, los puntos de comida, la puntuación en ese momento, un casillero de fantasmas comidos y la posición distancia de cada uno de los fantasmas a Pac-Man en un instante determinado.</text:span></text:p>
      <text:p text:style-name="P16">- <text:span text:style-name="T9">En el terminal no sale nada.</text:span></text:p>
      <text:p text:style-name="P17">- <text:span text:style-name="T9">Inicialmente, Pac-Man ocupa, a la altura del saliente del mapa, la posición central entre el saliente y la pared derecha del mapa.</text:span></text:p>
      <text:p text:style-name="P17"/>
      <text:p text:style-name="P14">2. Según tu opinión, ¿qué datos podrı́an ser útiles para decidir lo que tiene que hacer Pac-Man en cada momento?</text:p>
      <text:p text:style-name="P18">La posición de Pac-Man, las dimensiones del mapa, la posición de la pastilla (no mostrada) y, sobretodo, la posición o distancia a cada uno de los fantasmas.</text:p>
      <text:p text:style-name="P14"/>
      <text:p text:style-name="P14">3. Revisa la carpeta layouts. ¿Cómo están definidos los laberintos en estos ficheros? Diseña un laberinto nuevo, guárdalo y ejecútalo en el juego. Incluye una captura de pantalla del mismo en la memoria.</text:p>
      <text:p text:style-name="P14"/>
      <text:p text:style-name="P15">4. Ejecuta el agente BasicAgentAA tal y como se indica a continuación: python busters.py -p BasicAgentAA</text:p>
      <text:p text:style-name="P15">Describe qué información se muestra por pantalla sobre el estado del juego en cada turno. De esta información, ¿cuál crees que podrı́a ser más útil para decidir automáticamente la siguiente acción de Pac-Man?</text:p>
      <text:p text:style-name="P15"/>
      <text:p text:style-name="P15">5. Programa una función de nombre printLineData() dentro del agente BasicAgentAA del fichero busterAgents.py.</text:p>
      <text:p text:style-name="P14">Esta función debe devolver una cadena de caracteres con la información que se considere relevante del estado del Pac-Man. Dicha función será llamada desde el bucle principal del juego en Game.py para que se escriba en un fichero. Este paso es de gran importancia ya que servirá <text:soft-page-break/>como primera versión de la fase de extracción de caracterı́sticas y será imprescindible para las siguientes prácticas.</text:p>
      <text:p text:style-name="P14">Por cada turno de juego, se debe guardar una lı́nea con todos los datos concatenados del estado del juego que se calculan por omisión, separados por el carácter coma (,).</text:p>
      <text:p text:style-name="P14">Además, cada vez que se inicie una nueva partida o se abra el juego de nuevo, las nuevas lı́neas deben guardarse debajo de las antiguas. No se debe reiniciar el fichero de texto al empezar una nueva partida, por lo que el fichero de texto resultante tendrá tantas lı́neas como turnos se hayan jugado en todas las partidas.</text:p>
      <text:p text:style-name="P14"/>
      <text:p text:style-name="P14">6. Programa un comportamiento “inteligente” para el Pac-Man. Para ello, en la clase BasicAgentAA, se pide modificar el método chooseAction() que hasta ahora presentaba un comportamiento aleatorio. Pac-Man debe perseguir y comerse a todos los fantasmas de la pantalla. Compara los resultados ejecutando el juego con los fantasmas estáticos y en movimiento aleatorio (-g RandomGhost). Haz varias ejecuciones y determina cuántos turnos de media suele tardar en finalizar.</text:p>
      <text:p text:style-name="P14"/>
      <text:p text:style-name="P14">7. El agente programado en el ejercicio anterior no utiliza ninguna técnica de aprendizaje automático. ¿Qué ventajas crees que puede tener el aprendizaje automático para controlar a Pac-Man?</text:p>
      <text:p text:style-name="P14"/>
      <text:p text:style-name="P23"/>
      <text:list xml:id="list204709953929029" text:style-name="L1">
        <text:list-item>
          <text:list>
            <text:list-item>
              <text:p text:style-name="P20"><text:bookmark-start text:name="_Toc532246982"/><text:s/><text:bookmark-start text:name="_Toc532247426"/><text:bookmark-start text:name="_Toc532844882"/><text:bookmark-start text:name="_Toc532853032"/><text:span text:style-name="T8">Experimentación</text:span><text:bookmark-end text:name="_Toc532246982"/><text:bookmark-end text:name="_Toc532247426"/><text:bookmark-end text:name="_Toc532844882"/><text:bookmark-end text:name="_Toc532853032"/></text:p>
            </text:list-item>
          </text:list>
        </text:list-item>
      </text:list>
      <text:p text:style-name="P11"/>
      <text:p text:style-name="P12">Los experimentos llevados a cabo con una red de Perceptron Multicapa constan de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ítulo_20_2" style:display-name="Título 2" style:family="paragraph" style:parent-style-name="Normal" style:next-style-name="Normal" style:default-outline-level="2">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in_20_espaciado" style:display-name="Sin espaciado" style:family="paragraph">
      <style:paragraph-properties fo:margin-top="0in" fo:margin-bottom="0in" loext:contextual-spacing="false" fo:line-height="100%" fo:hyphenation-ladder-count="no-limit"/>
      <style:text-properties style:font-name-asian="Times New Roman" style:font-family-asian="'Times New Roman'" style:font-family-generic-asian="roman" style:font-pitch-asian="variable"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DC_20_1" style:display-name="TDC 1" style:family="paragraph" style:parent-style-name="Normal" style:next-style-name="Normal" style:auto-update="true">
      <style:paragraph-properties fo:margin-top="0in" fo:margin-bottom="0.0693in" loext:contextual-spacing="false" fo:hyphenation-ladder-count="no-limit">
        <style:tab-stops>
          <style:tab-stop style:position="0.1874in"/>
          <style:tab-stop style:position="6.4929in" style:type="right" style:leader-style="dotted" style:leader-text="."/>
        </style:tab-stops>
      </style:paragraph-properties>
      <style:text-properties fo:hyphenate="false"/>
    </style:style>
    <style:style style:name="Título_20_TDC" style:display-name="Título TDC" style:family="paragraph" style:parent-style-name="Título_20_1" style:next-style-name="Normal" style:default-outline-level="1" style:list-style-name="">
      <style:paragraph-properties fo:hyphenation-ladder-count="no-limit"/>
      <style:text-properties fo:hyphenate="false"/>
    </style:style>
    <style:style style:name="TDC_20_2" style:display-name="TD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tab-stop style:position="0.2846in"/>
          <style:tab-stop style:position="6.3402in" style:type="right" style:leader-style="dotted" style:leader-text="."/>
        </style:tab-stops>
      </style:paragraph-properties>
      <style:text-properties style:font-name-asian="Times New Roman" style:font-family-asian="'Times New Roman'" style:font-family-generic-asian="roman" style:font-pitch-asian="variable" fo:hyphenate="false"/>
    </style:style>
    <style:style style:name="TDC_20_3" style:display-name="TD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style:font-name-asian="Times New Roman" style:font-family-asian="'Times New Roman'" style:font-family-generic-asian="roman" style:font-pitch-asian="variable"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Pie_20_de_20_página" style:display-name="Pie de página"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style:font-name-asian="Times New Roman" style:font-family-asian="'Times New Roman'" style:font-family-generic-asian="roman" style:font-pitch-asian="variable"/>
    </style:style>
    <style:style style:name="Título_20_1_20_Car" style:display-name="Título 1 Car" style:family="text" style:parent-style-name="Fuente_20_de_20_párrafo_20_predeter.">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marcador_20_de_20_posición" style:display-name="Texto de marcador de posición" style:family="text" style:parent-style-name="Fuente_20_de_20_párrafo_20_predeter.">
      <style:text-properties fo:color="#808080"/>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0625in" style:rel-width="100%" table:align="center"/>
    </style:style>
    <style:style style:name="Table1.A" style:family="table-column">
      <style:table-column-properties style:column-width="3.059in" style:rel-column-width="4405*"/>
    </style:style>
    <style:style style:name="Table1.B" style:family="table-column">
      <style:table-column-properties style:column-width="3.0035in" style:rel-column-width="4325*"/>
    </style:style>
    <style:style style:name="Table1.1" style:family="table-row">
      <style:table-row-properties style:min-row-height="0.0799in"/>
    </style:style>
    <style:style style:name="Table1.A1" style:family="table-cell">
      <style:table-cell-properties fo:background-color="#5b9bd5" fo:padding-left="0.0799in" fo:padding-right="0.0799in" fo:padding-top="0in" fo:padding-bottom="0in" fo:border="none" style:writing-mode="lr-tb">
        <style:background-image/>
      </style:table-cell-properties>
    </style:style>
    <style:style style:name="Table1.A2" style:family="table-cell">
      <style:table-cell-properties style:vertical-align="middle" fo:padding-left="0.0799in" fo:padding-right="0.0799in" fo:padding-top="0.1in" fo:padding-bottom="0.1in" fo:border="none" style:writing-mode="lr-tb"/>
    </style:style>
    <style:style style:name="MP1" style:family="paragraph" style:parent-style-name="Encabezado" style:master-page-name="">
      <loext:graphic-properties draw:fill="none"/>
      <style:paragraph-properties fo:margin-left="0in" fo:margin-right="0.1866in" fo:margin-top="0in" fo:margin-bottom="0in" loext:contextual-spacing="false" fo:line-height="100%" fo:text-align="end" style:justify-single-word="false" fo:hyphenation-ladder-count="no-limit" fo:text-indent="0in" style:auto-text-indent="false" style:page-number="auto" fo:background-color="transparent">
        <style:tab-stops/>
      </style:paragraph-properties>
      <style:text-properties officeooo:paragraph-rsid="00104fb5" fo:hyphenate="false"/>
    </style:style>
    <style:style style:name="MP2" style:family="paragraph" style:parent-style-name="Encabezado">
      <style:paragraph-properties>
        <style:tab-stops/>
      </style:paragraph-properties>
      <style:text-properties fo:text-transform="uppercase" fo:font-size="9pt" style:font-size-asian="9pt"/>
    </style:style>
    <style:style style:name="MP3" style:family="paragraph" style:parent-style-name="Encabezado">
      <style:paragraph-properties fo:text-align="end" style:justify-single-word="false">
        <style:tab-stops/>
      </style:paragraph-properties>
      <style:text-properties fo:text-transform="uppercase" fo:font-size="9pt" style:font-size-asian="9pt"/>
    </style:style>
    <style:style style:name="MP4" style:family="paragraph" style:parent-style-name="Pie_20_de_20_página">
      <style:paragraph-properties>
        <style:tab-stops/>
      </style:paragraph-properties>
      <style:text-properties fo:text-transform="uppercase" fo:font-size="9pt" fo:language="es" fo:country="ES" officeooo:rsid="00104fb5" officeooo:paragraph-rsid="00104fb5" style:font-size-asian="9pt" style:font-size-complex="9pt"/>
    </style:style>
    <style:style style:name="MP5" style:family="paragraph" style:parent-style-name="Pie_20_de_20_página">
      <style:paragraph-properties fo:text-align="end" style:justify-single-word="false">
        <style:tab-stops/>
      </style:paragraph-properties>
    </style:style>
    <style:style style:name="MT1" style:family="text">
      <style:text-properties fo:color="#5b9bd5" fo:font-size="12pt" fo:language="es" fo:country="ES" officeooo:rsid="00104fb5" style:font-size-asian="12pt" style:font-size-complex="12pt"/>
    </style:style>
    <style:style style:name="MT2" style:family="text">
      <style:text-properties fo:color="#5b9bd5" fo:font-size="18pt" fo:language="es" fo:country="ES" officeooo:rsid="00104fb5" style:font-size-asian="18pt"/>
    </style:style>
    <style:style style:name="MT3" style:family="text">
      <style:text-properties fo:text-transform="uppercase" fo:font-size="9pt" fo:language="es" fo:country="ES" style:font-size-asian="9pt" style:font-size-complex="9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74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1874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84" text:anchor-type="paragraph" svg:x="6.1327in" svg:y="-0.0272in" svg:width="1.0874in" style:rel-width="scale" svg:height="0.4091in" style:rel-height="scale" draw:z-index="2"><draw:image xlink:href="Pictures/100000000000011300000061D340377C3E0145FB.jpg" xlink:type="simple" xlink:show="embed" xlink:actuate="onLoad" loext:mime-type="image/jpeg"/><svg:desc>Logo of Universidad Carlos III de Madrid</svg:desc></draw:frame><text:span text:style-name="Fuente_20_de_20_párrafo_20_predeter."><text:span text:style-name="MT1">Tutorial 1: Plataforma Pac-Man</text:span></text:span><text:span text:style-name="Fuente_20_de_20_párrafo_20_predeter."><text:span text:style-name="MT2"> <text:s text:c="4"/></text:span></text:span></text:p>
      </style:header>
      <style:footer>
        <table:table table:name="Table1" table:style-name="Table1">
          <table:table-column table:style-name="Table1.A"/>
          <table:table-column table:style-name="Table1.B"/>
          <table:table-row table:style-name="Table1.1">
            <table:table-cell table:style-name="Table1.A1" office:value-type="string">
              <text:p text:style-name="MP2"/>
            </table:table-cell>
            <table:table-cell table:style-name="Table1.A1" office:value-type="string">
              <text:p text:style-name="MP3"/>
            </table:table-cell>
          </table:table-row>
          <table:table-row>
            <table:table-cell table:style-name="Table1.A2" office:value-type="string">
              <text:p text:style-name="MP4">Aprendizaje automático</text:p>
            </table:table-cell>
            <table:table-cell table:style-name="Table1.A2" office:value-type="string">
              <text:p text:style-name="MP5"><text:span text:style-name="Fuente_20_de_20_párrafo_20_predeter."><text:span text:style-name="MT3"><text:page-number text:select-page="current">4</text:page-number></text:span></text:span></text:p>
            </table:table-cell>
          </table:table-row>
        </table:table>
        <text:p text:style-name="Pie_20_de_20_págin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áctica 2: Problema de Clasificación</dc:title>
    <dc:description/>
    <dc:subject>Redes de Neuronas</dc:subject>
    <meta:initial-creator>Carlos Dumont - 100074907</meta:initial-creator>
    <meta:creation-date>2018-12-10T21:12:00Z</meta:creation-date>
    <dc:date>2019-02-13T15:53:49.141692705</dc:date>
    <meta:print-date>2018-12-10T21:57:00Z</meta:print-date>
    <meta:editing-cycles>44</meta:editing-cycles>
    <meta:editing-duration>PT5H13M9S</meta:editing-duration>
    <meta:document-statistic meta:table-count="1" meta:image-count="1" meta:object-count="0" meta:page-count="4" meta:paragraph-count="28" meta:word-count="566" meta:character-count="3530" meta:non-whitespace-character-count="2978"/>
    <meta:template xlink:type="simple" xlink:actuate="onRequest" xlink:title="" xlink:href="Normal.dotm"/>
  </office:meta>
</office:document-meta>
</file>